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6f956" officeooo:paragraph-rsid="0016f956"/>
    </style:style>
    <style:style style:name="P2" style:family="paragraph" style:parent-style-name="Standard">
      <style:paragraph-properties fo:text-align="center" style:justify-single-word="false"/>
      <style:text-properties fo:font-style="italic" fo:font-weight="bold" officeooo:rsid="0016f956" officeooo:paragraph-rsid="0016f956" style:font-style-asian="italic" style:font-weight-asian="bold" style:font-style-complex="italic" style:font-weight-complex="bold"/>
    </style:style>
    <style:style style:name="P3" style:family="paragraph" style:parent-style-name="Standard">
      <style:paragraph-properties fo:text-align="center" style:justify-single-word="false"/>
      <style:text-properties fo:font-style="italic" fo:font-weight="bold" officeooo:rsid="0016f956" officeooo:paragraph-rsid="0016f956" style:font-weight-asian="bold" style:font-weight-complex="bold"/>
    </style:style>
    <style:style style:name="P4" style:family="paragraph" style:parent-style-name="Standard">
      <style:paragraph-properties fo:text-align="center" style:justify-single-word="false"/>
      <style:text-properties fo:font-style="italic" officeooo:rsid="0016f956" officeooo:paragraph-rsid="0016f956" style:font-style-asian="italic" style:font-style-complex="italic"/>
    </style:style>
    <style:style style:name="P5" style:family="paragraph" style:parent-style-name="Standard">
      <style:paragraph-properties fo:text-align="justify" style:justify-single-word="false"/>
      <style:text-properties fo:font-style="italic" officeooo:rsid="0016f956" officeooo:paragraph-rsid="0016f956" style:font-style-asian="italic" style:font-style-complex="italic"/>
    </style:style>
    <style:style style:name="P6" style:family="paragraph" style:parent-style-name="Standard">
      <style:paragraph-properties fo:text-align="center" style:justify-single-word="false"/>
      <style:text-properties fo:font-weight="bold" officeooo:rsid="0016f956" officeooo:paragraph-rsid="0016f956" style:font-weight-asian="bold" style:font-weight-complex="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fo:padding="0.049cm" fo:border="0.06pt solid #000000" style:shadow="#808080 0.18cm 0.18cm"/>
      <style:text-properties fo:font-weight="bold" officeooo:rsid="0016f956" officeooo:paragraph-rsid="0016f956" style:font-weight-asian="bold" style:font-weight-complex="bold"/>
    </style:style>
    <style:style style:name="P9" style:family="paragraph" style:parent-style-name="Text_20_body">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italic" officeooo:rsid="002020fb"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020fb" style:font-style-asian="normal" style:font-style-complex="normal"/>
    </style:style>
    <style:style style:name="T5" style:family="text">
      <style:text-properties officeooo:rsid="002020fb"/>
    </style:style>
    <style:style style:name="T6" style:family="text">
      <style:text-properties officeooo:rsid="0021fc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Finir seul au milieu de tous : la fin des <text:span text:style-name="T1">Fourberies de Scapin</text:span><text:span text:style-name="T3"> </text:span><text:span text:style-name="T4">(III.12 et III.13)</text:span></text:p>
      <text:p text:style-name="P8"><text:span text:style-name="T4"/></text:p>
      <text:p text:style-name="P1"/>
      <text:p text:style-name="P2"><text:span text:style-name="T6">s</text:span>cène 12</text:p>
      <text:p text:style-name="P4">Carle, Léandre, Octave, Géronte, Argante, Hyacinte, Zerbinette, Silvestre, Nérine.</text:p>
      <text:p text:style-name="P1"/>
      <text:p text:style-name="P5">Carle</text:p>
      <text:p text:style-name="P1">Ah ! Messieurs, il vient d’arriver un accident étrange.</text:p>
      <text:p text:style-name="P1"/>
      <text:p text:style-name="P5">Géronte</text:p>
      <text:p text:style-name="P1">Quoi ?</text:p>
      <text:p text:style-name="P1"/>
      <text:p text:style-name="P5">Carle</text:p>
      <text:p text:style-name="P1">Le pauvre Scapin…</text:p>
      <text:p text:style-name="P1"/>
      <text:p text:style-name="P5">Géronte</text:p>
      <text:p text:style-name="P1">C’est un coquin que je veux faire pendre.</text:p>
      <text:p text:style-name="P1"/>
      <text:p text:style-name="P5">Carle</text:p>
      <text:p text:style-name="P1">Hélas ! Monsieur, vous ne serez pas en peine de cela. En passant contre un bâtiment, il lui est tombé sur la tête un marteau de tailleur de pierre, qui lui a brisé l’os, et découvert toute la cervelle. Il se meurt, et il a prié qu’on l’apportât ici pour vous pouvoir parler avant que de mourir.</text:p>
      <text:p text:style-name="P1"/>
      <text:p text:style-name="P5">Argante</text:p>
      <text:p text:style-name="P1">Où est-il ?</text:p>
      <text:p text:style-name="P1"/>
      <text:p text:style-name="P5">Carle</text:p>
      <text:p text:style-name="P1">Le voilà. </text:p>
      <text:p text:style-name="P1"/>
      <text:p text:style-name="P2"><text:span text:style-name="T6">scène </text:span>13</text:p>
      <text:p text:style-name="P3">Scapin, Carle, Géronte, Argante, etc.</text:p>
      <text:p text:style-name="P6"/>
      <text:p text:style-name="P9"><text:span text:style-name="T1">Scapin</text:span><text:line-break/>Ahi, ahi. Messieurs, vous me voyez… ahi, vous m<text:bookmark text:name="475"/>e voyez dans un étrange état. Ahi. Je n’ai pas voulu mourir sans venir demander pardon à toutes les personnes que je puis avoir offensées. Ahi. Oui, messieurs, avant que de rendre le dernier soupir, je vous conjure de tout mon cœur de vouloir me pardonner tout ce que je puis vous avoir fait, et principalement le seigneur Argante, et le seigneur Géronte. Ahi. </text:p>
      <text:p text:style-name="P9"><text:span text:style-name="T1">Argante</text:span><text:line-break/>Pour moi, je te pardonne ; va, meurs en repos. </text:p>
      <text:p text:style-name="P9"><text:span text:style-name="T1">Scapin</text:span><text:line-break/>C’est vous, Monsieur, que j’ai le plus offensé, par les coups de bâton que… </text:p>
      <text:p text:style-name="P9"><text:span text:style-name="T1">Géronte</text:span><text:line-break/>Ne parle point davantage, je te pardonne aussi. </text:p>
      <text:p text:style-name="P9"><text:span text:style-name="T1">Scapin</text:span><text:line-break/>Ç’a été une témérité bien grande à moi, que les coups de bâton que je… </text:p>
      <text:p text:style-name="P9"><text:soft-page-break/><text:span text:style-name="T1">Géronte</text:span><text:line-break/>Laissons cela. </text:p>
      <text:p text:style-name="P9"><text:span text:style-name="T1">Scapin</text:span><text:line-break/>J’ai, en mourant, une douleur inconcevable des coups de bâton que… </text:p>
      <text:p text:style-name="P9"><text:span text:style-name="T1">Géronte</text:span><text:line-break/>Mon Dieu ! tais-toi. </text:p>
      <text:p text:style-name="P9"><text:span text:style-name="T1">Scapin</text:span><text:line-break/>Les malheureux coups de bâton que je vous… </text:p>
      <text:p text:style-name="P9"><text:span text:style-name="T1">Géronte</text:span><text:line-break/>Tais-toi, te dis-je, j’oublie tout. </text:p>
      <text:p text:style-name="P9"><text:span text:style-name="T1">Scapin</text:span><text:line-break/>Hélas ! quelle bonté ! Mais est-ce de bon cœur, Monsieur, que vous me pardonnez ces coups de bâton que… </text:p>
      <text:p text:style-name="P9"><text:span text:style-name="T1">Géronte</text:span><text:line-break/>Eh ! oui. Ne parlons plus de rien ; je te pardonne tout, voilà qui est fait. </text:p>
      <text:p text:style-name="P9"><text:span text:style-name="T1">Scapin</text:span><text:line-break/>Ah ! Monsieur, je me sens tout soulagé depuis cette parole. </text:p>
      <text:p text:style-name="P9"><text:span text:style-name="T1">Géronte</text:span><text:line-break/>Oui ; mais je te pardonne, à la charge que tu mourras. </text:p>
      <text:p text:style-name="P9"><text:span text:style-name="T1">Scapin</text:span><text:line-break/>Comment, Monsieur ? </text:p>
      <text:p text:style-name="P9"><text:span text:style-name="T1">Géronte</text:span><text:line-break/><text:bookmark text:name="476"/>Je me dédis de ma parole, si tu réchappes. </text:p>
      <text:p text:style-name="P9"><text:span text:style-name="T1">Scapin</text:span><text:line-break/>Ahi, ahi. Voilà mes faiblesses qui me reprennent. </text:p>
      <text:p text:style-name="P9"><text:span text:style-name="T1">Argante</text:span><text:line-break/>Seigneur Géronte, en faveur de notre joie, il faut lui pardonner sans condition. </text:p>
      <text:p text:style-name="P9"><text:span text:style-name="T1">Géronte</text:span><text:line-break/>Soit. </text:p>
      <text:p text:style-name="P9"><text:span text:style-name="T1">Argante</text:span><text:line-break/>Allons souper ensemble, pour mieux goûter notre plaisir. </text:p>
      <text:p text:style-name="P9"><text:span text:style-name="T1">Scapin</text:span><text:line-break/>Et moi, qu’on me porte au bout de la table, en attendant que je meure. </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9T17:26:01.494257806</meta:creation-date>
    <dc:date>2019-09-29T17:41:35.780434788</dc:date>
    <meta:editing-duration>PT15M32S</meta:editing-duration>
    <meta:editing-cycles>9</meta:editing-cycles>
    <meta:generator>LibreOffice/6.0.7.3$Linux_X86_64 LibreOffice_project/00m0$Build-3</meta:generator>
    <meta:document-statistic meta:table-count="0" meta:image-count="0" meta:object-count="0" meta:page-count="2" meta:paragraph-count="40" meta:word-count="412" meta:character-count="2305" meta:non-whitespace-character-count="1911"/>
  </office:meta>
</office:document-meta>
</file>